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84572"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381736"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372912"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376315"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398900"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391477"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395878"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389552"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38092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396334"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383940"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395540"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39026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37737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04702"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403687"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40000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4647"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38990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398564"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380497"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388467"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0917"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396049"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380274"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399829"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396980"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40309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405406"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79142"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405164"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375755"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401697"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374925"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398944"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385935"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792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403191"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400295"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403480"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393343"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395571"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383462"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5344"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375695"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379045"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378898"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378202"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38035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40077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1730"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405178"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386985"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383238"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397696"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84968"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39079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373826"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401698"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40261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78619"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390956"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395459"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391354"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383270"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7396247"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396081"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7381761"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7379601"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7381256"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7402271"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7374229"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7391404"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7377916"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7384630"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7373632"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7377038"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7380441"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7375501"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list xml:id="list37384610" text:continue-numbering="true" text:style-name="WW8Num13">
        <text:list-item>
          <text:list>
            <text:list-item>
              <text:h text:style-name="P55" text:outline-level="2">迭代器结构</text:h>
            </text:list-item>
          </text:list>
        </text:list-item>
      </text:list>
      <text:p text:style-name="P21"/>
      <text:p text:style-name="P21"/>
      <text:p text:style-name="P21"><text:soft-page-break/></text:p>
      <text:p text:style-name="P21"/>
      <text:list xml:id="list37393475"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soft-page-break/><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soft-page-break/><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81370"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9283811"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7381948" text:continue-list="list37381370" text:style-name="WW8Num13">
        <text:list-item>
          <text:list>
            <text:list-item>
              <text:h text:style-name="P58" text:outline-level="2"><text:span text:style-name="T6">libcstl 2.1</text:span><text:span text:style-name="T3">改善</text:span></text:h>
            </text:list-item>
          </text:list>
        </text:list-item>
      </text:list>
      <text:list xml:id="list2929325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82624" text:continue-list="list37381948" text:style-name="WW8Num13">
        <text:list-item>
          <text:list>
            <text:list-item>
              <text:h text:style-name="P58" text:outline-level="2"><text:span text:style-name="T6">libcstl 2.1</text:span><text:span text:style-name="T3">代码的优化</text:span></text:h>
            </text:list-item>
          </text:list>
        </text:list-item>
      </text:list>
      <text:list xml:id="list37376824" text:continue-list="list2929325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text:soft-page-break/>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text:soft-page-break/>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78842" text:continue-list="list37382624"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ext:soft-page-break/>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ext:soft-page-break/>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4T17:26:22.95</dc:date>
    <meta:editing-cycles>1980</meta:editing-cycles>
    <meta:editing-duration>P21DT17H13M9S</meta:editing-duration>
    <meta:generator>OpenOffice.org/3.3$Win32 OpenOffice.org_project/330m20$Build-9567</meta:generator>
    <dc:creator>Bo Wang</dc:creator>
    <meta:document-statistic meta:table-count="747" meta:image-count="51" meta:object-count="0" meta:page-count="323" meta:paragraph-count="10005" meta:word-count="81111" meta:character-count="306622"/>
  </office:meta>
</office:document-meta>
</file>